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a6b6"/>
    </style:style>
    <style:style style:name="T1" style:family="text">
      <style:text-properties officeooo:rsid="0016a6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plattershot Jr. — <text:span text:style-name="T1">Плескостріл Мол.</text:span></text:p>
      <text:p text:style-name="P1">Splattershot Pro — <text:span text:style-name="T1">Плескостріл ПРО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8T19:53:43.135000000</meta:creation-date>
    <dc:date>2024-06-18T19:56:44.485000000</dc:date>
    <meta:editing-duration>PT3M1S</meta:editing-duration>
    <meta:editing-cycles>1</meta:editing-cycles>
    <meta:document-statistic meta:table-count="0" meta:image-count="0" meta:object-count="0" meta:page-count="1" meta:paragraph-count="2" meta:word-count="8" meta:character-count="69" meta:non-whitespace-character-count="61"/>
    <meta:generator>LibreOffice/24.2.2.2$Windows_X86_64 LibreOffice_project/d56cc158d8a96260b836f100ef4b4ef25d6f1a01</meta:generator>
  </office:meta>
</office:document-meta>
</file>